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7">
      <style:table-cell-properties fo:background-color="#fff200" fo:border="0.06pt solid #000000"/>
    </style:style>
    <style:style style:name="ce2" style:family="table-cell" style:parent-style-name="Default" style:data-style-name="N2">
      <style:table-cell-properties fo:background-color="#fff2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15.41mm" svg:height="121.16mm" svg:x="122.27mm" svg:y="20.67mm">
            <draw:object draw:notify-on-update-of-ranges="Planilha1.A33:Planilha1.D33 Planilha1.A34:Planilha1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omaCritical</text:p>
          </table:table-cell>
          <table:table-cell table:style-name="Default" office:value-type="string" calcext:value-type="string">
            <text:p>somaAtomic</text:p>
          </table:table-cell>
          <table:table-cell table:style-name="Default" office:value-type="string" calcext:value-type="string">
            <text:p>somaReduction</text:p>
          </table:table-cell>
          <table:table-cell table:style-name="Default" office:value-type="string" calcext:value-type="string">
            <text:p>soma Sequencial</text:p>
          </table:table-cell>
        </table:table-row>
        <table:table-row table:style-name="ro1">
          <table:table-cell office:value-type="float" office:value="11979.2" calcext:value-type="float">
            <text:p>11979,2</text:p>
          </table:table-cell>
          <table:table-cell office:value-type="float" office:value="3601.85" calcext:value-type="float">
            <text:p>3601,9</text:p>
          </table:table-cell>
          <table:table-cell office:value-type="float" office:value="56.573" calcext:value-type="float">
            <text:p>56,57</text:p>
          </table:table-cell>
          <table:table-cell office:value-type="float" office:value="41.275" calcext:value-type="float">
            <text:p>41,28</text:p>
          </table:table-cell>
        </table:table-row>
        <table:table-row table:style-name="ro1">
          <table:table-cell office:value-type="float" office:value="11622.4" calcext:value-type="float">
            <text:p>11622,4</text:p>
          </table:table-cell>
          <table:table-cell office:value-type="float" office:value="3751.49" calcext:value-type="float">
            <text:p>3751,5</text:p>
          </table:table-cell>
          <table:table-cell office:value-type="float" office:value="37.717" calcext:value-type="float">
            <text:p>37,72</text:p>
          </table:table-cell>
          <table:table-cell office:value-type="float" office:value="38.917" calcext:value-type="float">
            <text:p>38,92</text:p>
          </table:table-cell>
        </table:table-row>
        <table:table-row table:style-name="ro1">
          <table:table-cell office:value-type="float" office:value="10861.7" calcext:value-type="float">
            <text:p>10861,7</text:p>
          </table:table-cell>
          <table:table-cell office:value-type="float" office:value="3655.18" calcext:value-type="float">
            <text:p>3655,2</text:p>
          </table:table-cell>
          <table:table-cell office:value-type="float" office:value="38.74" calcext:value-type="float">
            <text:p>38,74</text:p>
          </table:table-cell>
          <table:table-cell office:value-type="float" office:value="38.76" calcext:value-type="float">
            <text:p>38,76</text:p>
          </table:table-cell>
        </table:table-row>
        <table:table-row table:style-name="ro1">
          <table:table-cell office:value-type="float" office:value="10880.4" calcext:value-type="float">
            <text:p>10880,4</text:p>
          </table:table-cell>
          <table:table-cell office:value-type="float" office:value="3740.97" calcext:value-type="float">
            <text:p>3741,0</text:p>
          </table:table-cell>
          <table:table-cell office:value-type="float" office:value="35.481" calcext:value-type="float">
            <text:p>35,48</text:p>
          </table:table-cell>
          <table:table-cell office:value-type="float" office:value="39.45" calcext:value-type="float">
            <text:p>39,45</text:p>
          </table:table-cell>
        </table:table-row>
        <table:table-row table:style-name="ro1">
          <table:table-cell office:value-type="float" office:value="12137.4" calcext:value-type="float">
            <text:p>12137,4</text:p>
          </table:table-cell>
          <table:table-cell office:value-type="float" office:value="3749.72" calcext:value-type="float">
            <text:p>3749,7</text:p>
          </table:table-cell>
          <table:table-cell office:value-type="float" office:value="36.41" calcext:value-type="float">
            <text:p>36,41</text:p>
          </table:table-cell>
          <table:table-cell office:value-type="float" office:value="50.849" calcext:value-type="float">
            <text:p>50,85</text:p>
          </table:table-cell>
        </table:table-row>
        <table:table-row table:style-name="ro1">
          <table:table-cell office:value-type="float" office:value="11361.4" calcext:value-type="float">
            <text:p>11361,4</text:p>
          </table:table-cell>
          <table:table-cell office:value-type="float" office:value="3709.44" calcext:value-type="float">
            <text:p>3709,4</text:p>
          </table:table-cell>
          <table:table-cell office:value-type="float" office:value="35.519" calcext:value-type="float">
            <text:p>35,52</text:p>
          </table:table-cell>
          <table:table-cell office:value-type="float" office:value="38.877" calcext:value-type="float">
            <text:p>38,88</text:p>
          </table:table-cell>
        </table:table-row>
        <table:table-row table:style-name="ro1">
          <table:table-cell office:value-type="float" office:value="11093.1" calcext:value-type="float">
            <text:p>11093,1</text:p>
          </table:table-cell>
          <table:table-cell office:value-type="float" office:value="2702.08" calcext:value-type="float">
            <text:p>2702,1</text:p>
          </table:table-cell>
          <table:table-cell office:value-type="float" office:value="36.918" calcext:value-type="float">
            <text:p>36,92</text:p>
          </table:table-cell>
          <table:table-cell office:value-type="float" office:value="39.15" calcext:value-type="float">
            <text:p>39,15</text:p>
          </table:table-cell>
        </table:table-row>
        <table:table-row table:style-name="ro1">
          <table:table-cell office:value-type="float" office:value="11495.8" calcext:value-type="float">
            <text:p>11495,8</text:p>
          </table:table-cell>
          <table:table-cell office:value-type="float" office:value="3656.45" calcext:value-type="float">
            <text:p>3656,5</text:p>
          </table:table-cell>
          <table:table-cell office:value-type="float" office:value="36.641" calcext:value-type="float">
            <text:p>36,64</text:p>
          </table:table-cell>
          <table:table-cell office:value-type="float" office:value="39.751" calcext:value-type="float">
            <text:p>39,75</text:p>
          </table:table-cell>
        </table:table-row>
        <table:table-row table:style-name="ro1">
          <table:table-cell office:value-type="float" office:value="11859.6" calcext:value-type="float">
            <text:p>11859,6</text:p>
          </table:table-cell>
          <table:table-cell office:value-type="float" office:value="3561.57" calcext:value-type="float">
            <text:p>3561,6</text:p>
          </table:table-cell>
          <table:table-cell office:value-type="float" office:value="36.4" calcext:value-type="float">
            <text:p>36,40</text:p>
          </table:table-cell>
          <table:table-cell office:value-type="float" office:value="39.45" calcext:value-type="float">
            <text:p>39,45</text:p>
          </table:table-cell>
        </table:table-row>
        <table:table-row table:style-name="ro1">
          <table:table-cell office:value-type="float" office:value="11890" calcext:value-type="float">
            <text:p>11890,0</text:p>
          </table:table-cell>
          <table:table-cell office:value-type="float" office:value="3611.04" calcext:value-type="float">
            <text:p>3611,0</text:p>
          </table:table-cell>
          <table:table-cell office:value-type="float" office:value="36.595" calcext:value-type="float">
            <text:p>36,60</text:p>
          </table:table-cell>
          <table:table-cell office:value-type="float" office:value="39.088" calcext:value-type="float">
            <text:p>39,09</text:p>
          </table:table-cell>
        </table:table-row>
        <table:table-row table:style-name="ro1">
          <table:table-cell office:value-type="float" office:value="11832.2" calcext:value-type="float">
            <text:p>11832,2</text:p>
          </table:table-cell>
          <table:table-cell office:value-type="float" office:value="2872.3" calcext:value-type="float">
            <text:p>2872,3</text:p>
          </table:table-cell>
          <table:table-cell office:value-type="float" office:value="38.888" calcext:value-type="float">
            <text:p>38,89</text:p>
          </table:table-cell>
          <table:table-cell office:value-type="float" office:value="39.547" calcext:value-type="float">
            <text:p>39,55</text:p>
          </table:table-cell>
        </table:table-row>
        <table:table-row table:style-name="ro1">
          <table:table-cell office:value-type="float" office:value="11461.2" calcext:value-type="float">
            <text:p>11461,2</text:p>
          </table:table-cell>
          <table:table-cell office:value-type="float" office:value="3712.97" calcext:value-type="float">
            <text:p>3713,0</text:p>
          </table:table-cell>
          <table:table-cell office:value-type="float" office:value="34.993" calcext:value-type="float">
            <text:p>34,99</text:p>
          </table:table-cell>
          <table:table-cell office:value-type="float" office:value="39.572" calcext:value-type="float">
            <text:p>39,57</text:p>
          </table:table-cell>
        </table:table-row>
        <table:table-row table:style-name="ro1">
          <table:table-cell office:value-type="float" office:value="10561.8" calcext:value-type="float">
            <text:p>10561,8</text:p>
          </table:table-cell>
          <table:table-cell office:value-type="float" office:value="3609.66" calcext:value-type="float">
            <text:p>3609,7</text:p>
          </table:table-cell>
          <table:table-cell office:value-type="float" office:value="47.053" calcext:value-type="float">
            <text:p>47,05</text:p>
          </table:table-cell>
          <table:table-cell office:value-type="float" office:value="38.229" calcext:value-type="float">
            <text:p>38,23</text:p>
          </table:table-cell>
        </table:table-row>
        <table:table-row table:style-name="ro1">
          <table:table-cell office:value-type="float" office:value="11405.6" calcext:value-type="float">
            <text:p>11405,6</text:p>
          </table:table-cell>
          <table:table-cell office:value-type="float" office:value="2762.68" calcext:value-type="float">
            <text:p>2762,7</text:p>
          </table:table-cell>
          <table:table-cell office:value-type="float" office:value="40.453" calcext:value-type="float">
            <text:p>40,45</text:p>
          </table:table-cell>
          <table:table-cell office:value-type="float" office:value="40.096" calcext:value-type="float">
            <text:p>40,10</text:p>
          </table:table-cell>
        </table:table-row>
        <table:table-row table:style-name="ro1">
          <table:table-cell office:value-type="float" office:value="11342.8" calcext:value-type="float">
            <text:p>11342,8</text:p>
          </table:table-cell>
          <table:table-cell office:value-type="float" office:value="3598.06" calcext:value-type="float">
            <text:p>3598,1</text:p>
          </table:table-cell>
          <table:table-cell office:value-type="float" office:value="52.476" calcext:value-type="float">
            <text:p>52,48</text:p>
          </table:table-cell>
          <table:table-cell office:value-type="float" office:value="38.883" calcext:value-type="float">
            <text:p>38,88</text:p>
          </table:table-cell>
        </table:table-row>
        <table:table-row table:style-name="ro1">
          <table:table-cell office:value-type="float" office:value="11911.4" calcext:value-type="float">
            <text:p>11911,4</text:p>
          </table:table-cell>
          <table:table-cell office:value-type="float" office:value="2664.01" calcext:value-type="float">
            <text:p>2664,0</text:p>
          </table:table-cell>
          <table:table-cell office:value-type="float" office:value="50.699" calcext:value-type="float">
            <text:p>50,70</text:p>
          </table:table-cell>
          <table:table-cell office:value-type="float" office:value="38.928" calcext:value-type="float">
            <text:p>38,93</text:p>
          </table:table-cell>
        </table:table-row>
        <table:table-row table:style-name="ro1">
          <table:table-cell office:value-type="float" office:value="10540.4" calcext:value-type="float">
            <text:p>10540,4</text:p>
          </table:table-cell>
          <table:table-cell office:value-type="float" office:value="2746.61" calcext:value-type="float">
            <text:p>2746,6</text:p>
          </table:table-cell>
          <table:table-cell office:value-type="float" office:value="43.279" calcext:value-type="float">
            <text:p>43,28</text:p>
          </table:table-cell>
          <table:table-cell office:value-type="float" office:value="38.779" calcext:value-type="float">
            <text:p>38,78</text:p>
          </table:table-cell>
        </table:table-row>
        <table:table-row table:style-name="ro1">
          <table:table-cell office:value-type="float" office:value="11241" calcext:value-type="float">
            <text:p>11241,0</text:p>
          </table:table-cell>
          <table:table-cell office:value-type="float" office:value="2669.18" calcext:value-type="float">
            <text:p>2669,2</text:p>
          </table:table-cell>
          <table:table-cell office:value-type="float" office:value="38.117" calcext:value-type="float">
            <text:p>38,12</text:p>
          </table:table-cell>
          <table:table-cell office:value-type="float" office:value="39.504" calcext:value-type="float">
            <text:p>39,50</text:p>
          </table:table-cell>
        </table:table-row>
        <table:table-row table:style-name="ro1">
          <table:table-cell office:value-type="float" office:value="11428.4" calcext:value-type="float">
            <text:p>11428,4</text:p>
          </table:table-cell>
          <table:table-cell office:value-type="float" office:value="2725.25" calcext:value-type="float">
            <text:p>2725,3</text:p>
          </table:table-cell>
          <table:table-cell office:value-type="float" office:value="36.072" calcext:value-type="float">
            <text:p>36,07</text:p>
          </table:table-cell>
          <table:table-cell office:value-type="float" office:value="40.788" calcext:value-type="float">
            <text:p>40,79</text:p>
          </table:table-cell>
        </table:table-row>
        <table:table-row table:style-name="ro1">
          <table:table-cell office:value-type="float" office:value="10013.2" calcext:value-type="float">
            <text:p>10013,2</text:p>
          </table:table-cell>
          <table:table-cell office:value-type="float" office:value="3678.5" calcext:value-type="float">
            <text:p>3678,5</text:p>
          </table:table-cell>
          <table:table-cell office:value-type="float" office:value="36.392" calcext:value-type="float">
            <text:p>36,39</text:p>
          </table:table-cell>
          <table:table-cell office:value-type="float" office:value="43.267" calcext:value-type="float">
            <text:p>43,27</text:p>
          </table:table-cell>
        </table:table-row>
        <table:table-row table:style-name="ro1">
          <table:table-cell office:value-type="float" office:value="11862.8" calcext:value-type="float">
            <text:p>11862,8</text:p>
          </table:table-cell>
          <table:table-cell office:value-type="float" office:value="3675.03" calcext:value-type="float">
            <text:p>3675,0</text:p>
          </table:table-cell>
          <table:table-cell office:value-type="float" office:value="49.759" calcext:value-type="float">
            <text:p>49,76</text:p>
          </table:table-cell>
          <table:table-cell office:value-type="float" office:value="39.203" calcext:value-type="float">
            <text:p>39,20</text:p>
          </table:table-cell>
        </table:table-row>
        <table:table-row table:style-name="ro1">
          <table:table-cell office:value-type="float" office:value="10142" calcext:value-type="float">
            <text:p>10142,0</text:p>
          </table:table-cell>
          <table:table-cell office:value-type="float" office:value="3572.28" calcext:value-type="float">
            <text:p>3572,3</text:p>
          </table:table-cell>
          <table:table-cell office:value-type="float" office:value="35.729" calcext:value-type="float">
            <text:p>35,73</text:p>
          </table:table-cell>
          <table:table-cell office:value-type="float" office:value="38.038" calcext:value-type="float">
            <text:p>38,04</text:p>
          </table:table-cell>
        </table:table-row>
        <table:table-row table:style-name="ro1">
          <table:table-cell office:value-type="float" office:value="11263.4" calcext:value-type="float">
            <text:p>11263,4</text:p>
          </table:table-cell>
          <table:table-cell office:value-type="float" office:value="2521.19" calcext:value-type="float">
            <text:p>2521,2</text:p>
          </table:table-cell>
          <table:table-cell office:value-type="float" office:value="36.16" calcext:value-type="float">
            <text:p>36,16</text:p>
          </table:table-cell>
          <table:table-cell office:value-type="float" office:value="42.825" calcext:value-type="float">
            <text:p>42,83</text:p>
          </table:table-cell>
        </table:table-row>
        <table:table-row table:style-name="ro1">
          <table:table-cell office:value-type="float" office:value="11311.1" calcext:value-type="float">
            <text:p>11311,1</text:p>
          </table:table-cell>
          <table:table-cell office:value-type="float" office:value="2663.97" calcext:value-type="float">
            <text:p>2664,0</text:p>
          </table:table-cell>
          <table:table-cell office:value-type="float" office:value="42.275" calcext:value-type="float">
            <text:p>42,28</text:p>
          </table:table-cell>
          <table:table-cell office:value-type="float" office:value="39.013" calcext:value-type="float">
            <text:p>39,01</text:p>
          </table:table-cell>
        </table:table-row>
        <table:table-row table:style-name="ro1">
          <table:table-cell office:value-type="float" office:value="11481.5" calcext:value-type="float">
            <text:p>11481,5</text:p>
          </table:table-cell>
          <table:table-cell office:value-type="float" office:value="2212.92" calcext:value-type="float">
            <text:p>2212,9</text:p>
          </table:table-cell>
          <table:table-cell office:value-type="float" office:value="42.507" calcext:value-type="float">
            <text:p>42,51</text:p>
          </table:table-cell>
          <table:table-cell office:value-type="float" office:value="39.421" calcext:value-type="float">
            <text:p>39,42</text:p>
          </table:table-cell>
        </table:table-row>
        <table:table-row table:style-name="ro1">
          <table:table-cell office:value-type="float" office:value="12023.9" calcext:value-type="float">
            <text:p>12023,9</text:p>
          </table:table-cell>
          <table:table-cell office:value-type="float" office:value="2623.23" calcext:value-type="float">
            <text:p>2623,2</text:p>
          </table:table-cell>
          <table:table-cell office:value-type="float" office:value="36.451" calcext:value-type="float">
            <text:p>36,45</text:p>
          </table:table-cell>
          <table:table-cell office:value-type="float" office:value="36.989" calcext:value-type="float">
            <text:p>36,99</text:p>
          </table:table-cell>
        </table:table-row>
        <table:table-row table:style-name="ro1">
          <table:table-cell office:value-type="float" office:value="11757.7" calcext:value-type="float">
            <text:p>11757,7</text:p>
          </table:table-cell>
          <table:table-cell office:value-type="float" office:value="2680.45" calcext:value-type="float">
            <text:p>2680,5</text:p>
          </table:table-cell>
          <table:table-cell office:value-type="float" office:value="44.557" calcext:value-type="float">
            <text:p>44,56</text:p>
          </table:table-cell>
          <table:table-cell office:value-type="float" office:value="39.094" calcext:value-type="float">
            <text:p>39,09</text:p>
          </table:table-cell>
        </table:table-row>
        <table:table-row table:style-name="ro1">
          <table:table-cell office:value-type="float" office:value="11658.4" calcext:value-type="float">
            <text:p>11658,4</text:p>
          </table:table-cell>
          <table:table-cell office:value-type="float" office:value="3017.5" calcext:value-type="float">
            <text:p>3017,5</text:p>
          </table:table-cell>
          <table:table-cell office:value-type="float" office:value="39.759" calcext:value-type="float">
            <text:p>39,76</text:p>
          </table:table-cell>
          <table:table-cell office:value-type="float" office:value="38.927" calcext:value-type="float">
            <text:p>38,93</text:p>
          </table:table-cell>
        </table:table-row>
        <table:table-row table:style-name="ro1">
          <table:table-cell office:value-type="float" office:value="10606" calcext:value-type="float">
            <text:p>10606,0</text:p>
          </table:table-cell>
          <table:table-cell office:value-type="float" office:value="3328.19" calcext:value-type="float">
            <text:p>3328,2</text:p>
          </table:table-cell>
          <table:table-cell office:value-type="float" office:value="42.816" calcext:value-type="float">
            <text:p>42,82</text:p>
          </table:table-cell>
          <table:table-cell office:value-type="float" office:value="37.063" calcext:value-type="float">
            <text:p>37,06</text:p>
          </table:table-cell>
        </table:table-row>
        <table:table-row table:style-name="ro1">
          <table:table-cell table:style-name="Default" table:formula="of:=MEDIAN([.A3:.A31])" office:value-type="float" office:value="11428.4" calcext:value-type="float">
            <text:p>11428,4</text:p>
          </table:table-cell>
          <table:table-cell table:style-name="Default" table:formula="of:=MEDIAN([.B3:.B31])" office:value-type="float" office:value="3561.57" calcext:value-type="float">
            <text:p>3561,57</text:p>
          </table:table-cell>
          <table:table-cell table:style-name="Default" table:formula="of:=MEDIAN([.C3:.C31])" office:value-type="float" office:value="38.117" calcext:value-type="float">
            <text:p>38,117</text:p>
          </table:table-cell>
          <table:table-cell table:style-name="Default" table:formula="of:=MEDIAN([.D3:.D31])" office:value-type="float" office:value="39.15" calcext:value-type="float">
            <text:p>39,15</text:p>
          </table:table-cell>
        </table:table-row>
        <table:table-row table:style-name="ro1">
          <table:table-cell table:style-name="Default" office:value-type="string" calcext:value-type="string">
            <text:p>somaCritical</text:p>
          </table:table-cell>
          <table:table-cell table:style-name="Default" office:value-type="string" calcext:value-type="string">
            <text:p>somaAtomic</text:p>
          </table:table-cell>
          <table:table-cell table:style-name="Default" office:value-type="string" calcext:value-type="string">
            <text:p>somaReduction</text:p>
          </table:table-cell>
          <table:table-cell table:style-name="Default" office:value-type="string" calcext:value-type="string">
            <text:p>soma Sequencial</text:p>
          </table:table-cell>
        </table:table-row>
        <table:table-row table:style-name="ro1">
          <table:table-cell table:style-name="Default" table:formula="of:=LOG10([.A32])" office:value-type="float" office:value="4.0579854325116" calcext:value-type="float">
            <text:p>4,0579854325116</text:p>
          </table:table-cell>
          <table:table-cell table:style-name="Default" table:formula="of:=LOG10([.B32])" office:value-type="float" office:value="3.55164148449836" calcext:value-type="float">
            <text:p>3,55164148449836</text:p>
          </table:table-cell>
          <table:table-cell table:style-name="Default" table:formula="of:=LOG10([.C32])" office:value-type="float" office:value="1.58111871214687" calcext:value-type="float">
            <text:p>1,58111871214687</text:p>
          </table:table-cell>
          <table:table-cell table:style-name="Default" table:formula="of:=LOG10([.D32])" office:value-type="float" office:value="1.59273176639396" calcext:value-type="float">
            <text:p>1,59273176639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0:39:31.821103941</meta:creation-date>
    <dc:date>2019-05-29T11:02:20.769448086</dc:date>
    <meta:editing-duration>PT1M28S</meta:editing-duration>
    <meta:editing-cycles>1</meta:editing-cycles>
    <meta:document-statistic meta:table-count="1" meta:cell-count="13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42cm" svg:height="12.117cm" xlink:href=".." xlink:type="simple" chart:class="chart:bar" chart:style-name="ch1">
        <chart:title svg:x="9.59cm" svg:y="0.378cm" chart:style-name="ch2">
          <text:p>Atividade 7</text:p>
        </chart:title>
        <chart:subtitle svg:x="7.777cm" svg:y="1.399cm" chart:style-name="ch3">
          <text:p>Soma de elementos com Openmp</text:p>
        </chart:subtitle>
        <chart:plot-area chart:style-name="ch4" table:cell-range-address="Planilha1.A33:Planilha1.D34" chart:data-source-has-labels="row" svg:x="0.43cm" svg:y="2.324cm" svg:width="20.682cm" svg:height="9.5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16cm" svg:y="2.324cm" svg:width="19.636cm" svg:height="8.9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1.A33:Planilha1.D3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1.A34:Planilha1.D3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Critical</text:p>
                <draw:g>
                  <svg:desc>Planilha1.A33:Planilha1.D33</svg:desc>
                </draw:g>
              </table:table-cell>
              <table:table-cell office:value-type="string">
                <text:p>somaAtomic</text:p>
              </table:table-cell>
              <table:table-cell office:value-type="string">
                <text:p>somaReduction</text:p>
              </table:table-cell>
              <table:table-cell office:value-type="string">
                <text:p>soma Sequencial</text:p>
              </table:table-cell>
            </table:table-row>
          </table:table-header-rows>
          <table:table-rows>
            <table:table-row>
              <table:table-cell office:value-type="string">
                <text:p>Linha 34</text:p>
                <draw:g>
                  <svg:desc/>
                </draw:g>
              </table:table-cell>
              <table:table-cell office:value-type="float" office:value="4.0579854325116">
                <text:p>4.0579854325116</text:p>
                <draw:g>
                  <svg:desc>Planilha1.A34:Planilha1.D34</svg:desc>
                </draw:g>
              </table:table-cell>
              <table:table-cell office:value-type="float" office:value="3.55164148449836">
                <text:p>3.55164148449836</text:p>
              </table:table-cell>
              <table:table-cell office:value-type="float" office:value="1.58111871214687">
                <text:p>1.58111871214687</text:p>
              </table:table-cell>
              <table:table-cell office:value-type="float" office:value="1.59273176639396">
                <text:p>1.59273176639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